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mpany id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mpany nm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mpany addres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equirement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pplicant id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pplicnt nam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pplicant addres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qualifica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47:47.837897264</meta:creation-date>
    <dc:date>2019-09-09T13:55:05.310514833</dc:date>
    <meta:editing-duration>PT7M21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